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3F0EB8CDCC8.png"/>
  <manifest:file-entry manifest:media-type="image/png" manifest:full-path="Pictures/1000000000000780000003F0D70AA49B.png"/>
  <manifest:file-entry manifest:media-type="image/png" manifest:full-path="Pictures/10000000000006F40000043833D911C7.png"/>
  <manifest:file-entry manifest:media-type="image/png" manifest:full-path="Pictures/100000000000076E000003E7A91D56B9.png"/>
  <manifest:file-entry manifest:media-type="image/png" manifest:full-path="Pictures/10000000000006F400000438C27289C6.png"/>
  <manifest:file-entry manifest:media-type="image/png" manifest:full-path="Pictures/1000000000000780000003F06356C8CB.png"/>
  <manifest:file-entry manifest:media-type="image/png" manifest:full-path="Pictures/1000000000000780000003F049F61604.png"/>
  <manifest:file-entry manifest:media-type="image/png" manifest:full-path="Pictures/1000000000000780000003F0D164A539.png"/>
  <manifest:file-entry manifest:media-type="image/png" manifest:full-path="Pictures/100000000000076E000003E7FA3716E3.png"/>
  <manifest:file-entry manifest:media-type="image/png" manifest:full-path="Pictures/100000000000076E000003E7CE047D8F.png"/>
  <manifest:file-entry manifest:media-type="image/png" manifest:full-path="Pictures/1000000000000780000004383E8EEA90.png"/>
  <manifest:file-entry manifest:media-type="image/png" manifest:full-path="Pictures/100000000000078000000438CC15963B.png"/>
  <manifest:file-entry manifest:media-type="image/png" manifest:full-path="Pictures/1000000000000780000003F08579E0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8.924cm" draw:z-index="0"><draw:image xlink:href="Pictures/1000000000000780000003F049F61604.png" xlink:type="simple" xlink:show="embed" xlink:actuate="onLoad"/></draw:frame></text:p>
      <text:p text:style-name="Standard"/>
      <text:p text:style-name="Standard"><draw:frame draw:style-name="fr1" draw:name="graphics2" text:anchor-type="paragraph" svg:width="17cm" svg:height="8.924cm" draw:z-index="1"><draw:image xlink:href="Pictures/1000000000000780000003F0D70AA49B.png" xlink:type="simple" xlink:show="embed" xlink:actuate="onLoad"/></draw:frame></text:p>
      <text:p text:style-name="Standard"/>
      <text:p text:style-name="Standard"><draw:frame draw:style-name="fr2" draw:name="graphics3" text:anchor-type="paragraph" svg:width="17cm" svg:height="8.929cm" draw:z-index="2"><draw:image xlink:href="Pictures/100000000000076E000003E7A91D56B9.png" xlink:type="simple" xlink:show="embed" xlink:actuate="onLoad"/></draw:frame><text:soft-page-break/></text:p>
      <text:p text:style-name="Standard"/>
      <text:p text:style-name="Standard"><draw:frame draw:style-name="fr1" draw:name="graphics4" text:anchor-type="paragraph" svg:width="17cm" svg:height="10.313cm" draw:z-index="3"><draw:image xlink:href="Pictures/10000000000006F40000043833D911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graphics5" text:anchor-type="paragraph" svg:x="0.12cm" svg:y="6.923cm" svg:width="17cm" svg:height="9.562cm" draw:z-index="4"><draw:image xlink:href="Pictures/100000000000078000000438CC15963B.png" xlink:type="simple" xlink:show="embed" xlink:actuate="onLoad"/></draw:frame></text:p>
      <text:p text:style-name="P1"><draw:frame draw:style-name="fr1" draw:name="graphics6" text:anchor-type="paragraph" svg:width="17cm" svg:height="9.562cm" draw:z-index="5"><draw:image xlink:href="Pictures/1000000000000780000004383E8EEA90.png" xlink:type="simple" xlink:show="embed" xlink:actuate="onLoad"/></draw:frame></text:p>
      <text:p text:style-name="Standard"/>
      <text:p text:style-name="Standard"/>
      <text:p text:style-name="Standard"><draw:frame draw:style-name="fr1" draw:name="graphics7" text:anchor-type="paragraph" svg:width="17cm" svg:height="8.929cm" draw:z-index="6"><draw:image xlink:href="Pictures/100000000000076E000003E7CE047D8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8" text:anchor-type="paragraph" svg:width="17cm" svg:height="10.313cm" draw:z-index="7"><draw:image xlink:href="Pictures/10000000000006F400000438C27289C6.png" xlink:type="simple" xlink:show="embed" xlink:actuate="onLoad"/></draw:frame><text:soft-page-break/></text:p>
      <text:p text:style-name="Standard"/>
      <text:p text:style-name="Standard"><draw:frame draw:style-name="fr1" draw:name="graphics9" text:anchor-type="paragraph" svg:width="17cm" svg:height="8.929cm" draw:z-index="8"><draw:image xlink:href="Pictures/100000000000076E000003E7FA3716E3.png" xlink:type="simple" xlink:show="embed" xlink:actuate="onLoad"/></draw:frame></text:p>
      <text:p text:style-name="Standard"/>
      <text:p text:style-name="Standard"><draw:frame draw:style-name="fr4" draw:name="graphics10" text:anchor-type="paragraph" svg:width="17cm" svg:height="8.924cm" draw:z-index="9"><draw:image xlink:href="Pictures/1000000000000780000003F0EB8CDCC8.png" xlink:type="simple" xlink:show="embed" xlink:actuate="onLoad"/></draw:frame><text:soft-page-break/></text:p>
      <text:p text:style-name="Standard"/>
      <text:p text:style-name="Standard"><draw:frame draw:style-name="fr1" draw:name="graphics11" text:anchor-type="paragraph" svg:width="17cm" svg:height="8.924cm" draw:z-index="10"><draw:image xlink:href="Pictures/1000000000000780000003F06356C8C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5" draw:name="graphics12" text:anchor-type="paragraph" svg:width="17cm" svg:height="8.924cm" draw:z-index="11"><draw:image xlink:href="Pictures/1000000000000780000003F0D164A53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6" draw:name="graphics13" text:anchor-type="paragraph" svg:width="17cm" svg:height="8.924cm" draw:z-index="12"><draw:image xlink:href="Pictures/1000000000000780000003F08579E0B7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am Gent</meta:initial-creator>
    <meta:creation-date>2022-03-15T12:26:43.43</meta:creation-date>
    <dc:date>2022-03-16T16:40:27.90</dc:date>
    <dc:creator>Adam Gent</dc:creator>
    <meta:editing-duration>PT5H45M26S</meta:editing-duration>
    <meta:editing-cycles>7</meta:editing-cycles>
    <meta:generator>OpenOffice/4.1.11$Win32 OpenOffice.org_project/4111m1$Build-9808</meta:generator>
    <meta:document-statistic meta:table-count="0" meta:image-count="13" meta:object-count="0" meta:page-count="9" meta:paragraph-count="0" meta:word-count="0" meta:character-count="0"/>
  </office:meta>
</office:document-meta>
</file>